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ouble_20_Dot" svg:stroke-color="#ff0000" draw:fill="none" draw:fill-color="#ffffff" fo:min-height="0.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486cm"/>
      <style:paragraph-properties style:writing-mode="lr-tb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106cm"/>
      <style:paragraph-properties style:writing-mode="lr-tb"/>
    </style:style>
    <style:style style:name="gr6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345cm" fo:min-width="2.088cm" fo:padding-top="0.175cm" fo:padding-bottom="0.175cm" fo:padding-left="0.3cm" fo:padding-right="0.3cm" fo:wrap-option="wrap"/>
      <style:paragraph-properties style:writing-mode="lr-tb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7.596cm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0" style:family="graphic" style:parent-style-name="standard">
      <style:graphic-properties draw:stroke="dash" draw:stroke-dash="Long_20_Dash" svg:stroke-width="0.106cm" draw:marker-start-width="0.358cm" draw:marker-end-width="0.358cm" draw:fill="none" draw:textarea-horizontal-align="justify" draw:textarea-vertical-align="middle" draw:auto-grow-height="false" fo:min-height="8.146cm" fo:min-width="1.896cm" fo:padding-top="0.177cm" fo:padding-bottom="0.177cm" fo:padding-left="0.302cm" fo:padding-right="0.302cm"/>
    </style:style>
    <style:style style:name="gr11" style:family="graphic" style:parent-style-name="standard" style:list-style-name="L1">
      <style:graphic-properties draw:stroke="none" svg:stroke-color="#000000" draw:fill="none" draw:fill-color="#ffffff" fo:min-height="1.48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62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6" style:family="paragraph"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7" style:family="paragraph">
      <loext:graphic-properties draw:fill="none"/>
      <style:paragraph-properties fo:text-align="center" style:writing-mode="lr-tb"/>
      <style:text-properties style:font-name="IPAゴシック" fo:font-size="14pt" style:font-size-asian="14pt" style:font-size-complex="14pt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11" style:family="paragraph"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2" style:family="paragraph">
      <loext:graphic-properties draw:fill="none"/>
      <style:paragraph-properties fo:text-align="center" style:writing-mode="lr-tb"/>
      <style:text-properties style:font-name="IPAゴシック" fo:font-size="10pt" style:font-size-asian="10pt" style:font-size-complex="10pt"/>
    </style:style>
    <style:style style:name="P13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IPAゴシック"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IPAゴシック" fo:font-size="10pt" style:font-size-asian="10pt" style:font-size-complex="10pt"/>
    </style:style>
    <style:style style:name="T6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2" draw:layer="layout" svg:width="4.975cm" svg:height="0.8cm" svg:x="10.825cm" svg:y="3.3cm">
          <draw:text-box>
            <text:p text:style-name="P1"><text:span text:style-name="T1">w_h : </text:span><text:span text:style-name="T1">隠れ層の重み</text:span></text:p>
          </draw:text-box>
        </draw:frame>
        <draw:frame draw:style-name="gr2" draw:text-style-name="P3" draw:layer="layout" svg:width="3.8cm" svg:height="1.736cm" svg:x="1.5cm" svg:y="6.986cm">
          <draw:text-box>
            <text:p><text:span text:style-name="T1">data_batch_k</text:span></text:p>
          </draw:text-box>
        </draw:frame>
        <draw:line draw:style-name="gr3" draw:text-style-name="P4" draw:layer="layout" svg:x1="13cm" svg:y1="4.1cm" svg:x2="13cm" svg:y2="5.4cm">
          <text:p/>
        </draw:line>
        <draw:line draw:style-name="gr3" draw:text-style-name="P4" draw:layer="layout" svg:x1="5.2cm" svg:y1="7.4cm" svg:x2="10.9cm" svg:y2="7.4cm">
          <text:p/>
        </draw:line>
        <draw:frame draw:style-name="gr4" draw:text-style-name="P5" draw:layer="layout" svg:width="0.775cm" svg:height="0.7cm" svg:x="11.225cm" svg:y="7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5.4cm">
          <draw:text-box>
            <text:p><text:span text:style-name="T2">y</text:span></text:p>
          </draw:text-box>
        </draw:frame>
        <draw:frame draw:style-name="gr5" draw:text-style-name="P3" draw:layer="layout" svg:width="9.7cm" svg:height="1.356cm" svg:x="13.4cm" svg:y="11.044cm">
          <draw:text-box>
            <text:p><text:span text:style-name="T1">y_h = tanh(data_batch_k</text:span><text:span text:style-name="T1">・</text:span><text:span text:style-name="T1">w_h+b_h)</text:span></text:p>
          </draw:text-box>
        </draw:frame>
        <draw:custom-shape draw:style-name="gr6" draw:text-style-name="P7" draw:layer="layout" svg:width="3.8cm" svg:height="3.809cm" svg:x="11.2cm" svg:y="5.4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4.126cm" svg:x2="18.501cm" svg:y2="5.426cm">
          <text:p/>
        </draw:line>
        <draw:line draw:style-name="gr3" draw:text-style-name="P4" draw:layer="layout" svg:x1="15.001cm" svg:y1="7.426cm" svg:x2="16.801cm" svg:y2="7.426cm">
          <text:p/>
        </draw:line>
        <draw:frame draw:style-name="gr4" draw:text-style-name="P5" draw:layer="layout" svg:width="0.775cm" svg:height="0.7cm" svg:x="16.726cm" svg:y="7.0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5.4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5.4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7.452cm" svg:x2="22.302cm" svg:y2="7.452cm">
          <text:p/>
        </draw:line>
        <draw:frame draw:style-name="gr4" draw:text-style-name="P5" draw:layer="layout" svg:width="0.775cm" svg:height="0.7cm" svg:x="22.227cm" svg:y="7.052cm">
          <draw:text-box>
            <text:p><text:span text:style-name="T2">x</text:span></text:p>
          </draw:text-box>
        </draw:frame>
        <draw:custom-shape draw:style-name="gr6" draw:text-style-name="P7" xml:id="id1" draw:id="id1" draw:layer="layout" svg:width="3.8cm" svg:height="3.809cm" svg:x="22.202cm" svg:y="5.452cm">
          <text:p text:style-name="P6"><text:span text:style-name="T3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3cm" svg:y1="15.9cm" svg:x2="13cm" svg:y2="17.2cm">
          <text:p/>
        </draw:line>
        <draw:frame draw:style-name="gr4" draw:text-style-name="P5" draw:layer="layout" svg:width="0.775cm" svg:height="0.7cm" svg:x="11.225cm" svg:y="18.8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2.6cm" svg:y="17.2cm">
          <draw:text-box>
            <text:p><text:span text:style-name="T2">y</text:span></text:p>
          </draw:text-box>
        </draw:frame>
        <draw:frame draw:style-name="gr5" draw:text-style-name="P3" draw:layer="layout" svg:width="9.1cm" svg:height="1.356cm" svg:x="13.5cm" svg:y="22.7cm">
          <draw:text-box>
            <text:p><text:span text:style-name="T1">predict= </text:span><text:span text:style-name="T1">softmax(y_h</text:span><text:span text:style-name="T1">・</text:span><text:span text:style-name="T1">w_o+b_o)</text:span></text:p>
          </draw:text-box>
        </draw:frame>
        <draw:custom-shape draw:style-name="gr6" draw:text-style-name="P7" xml:id="id2" draw:id="id2" draw:layer="layout" svg:width="3.8cm" svg:height="3.809cm" svg:x="11.2cm" svg:y="17.2cm">
          <text:p text:style-name="P6"><text:span text:style-name="T3">matmu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8.501cm" svg:y1="15.926cm" svg:x2="18.501cm" svg:y2="17.226cm">
          <text:p/>
        </draw:line>
        <draw:line draw:style-name="gr3" draw:text-style-name="P4" draw:layer="layout" svg:x1="15.001cm" svg:y1="19.226cm" svg:x2="16.801cm" svg:y2="19.226cm">
          <text:p/>
        </draw:line>
        <draw:frame draw:style-name="gr4" draw:text-style-name="P5" draw:layer="layout" svg:width="0.775cm" svg:height="0.7cm" svg:x="16.726cm" svg:y="18.8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17.2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17.226cm">
          <text:p text:style-name="P6"><text:span text:style-name="T3">ad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19.252cm" svg:x2="22.302cm" svg:y2="19.252cm">
          <text:p/>
        </draw:line>
        <draw:frame draw:style-name="gr4" draw:text-style-name="P5" draw:layer="layout" svg:width="0.775cm" svg:height="0.7cm" svg:x="22.227cm" svg:y="18.852cm">
          <draw:text-box>
            <text:p><text:span text:style-name="T2">x</text:span></text:p>
          </draw:text-box>
        </draw:frame>
        <draw:custom-shape draw:style-name="gr6" draw:text-style-name="P7" draw:layer="layout" svg:width="3.8cm" svg:height="3.809cm" svg:x="22.202cm" svg:y="17.252cm">
          <text:p text:style-name="P6"><text:span text:style-name="T3">s</text:span><text:span text:style-name="T3">o</text:span><text:span text:style-name="T3">f</text:span><text:span text:style-name="T3">t</text:span><text:span text:style-name="T3">m</text:span><text:span text:style-name="T3">a</text:span><text:span text:style-name="T3">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line-skew="-1.33cm -1.15cm" svg:x1="24.102cm" svg:y1="9.261cm" svg:x2="11.2cm" svg:y2="19.105cm" draw:start-shape="id1" draw:start-glue-point="8" draw:end-shape="id2" draw:end-glue-point="6" svg:d="M24102 9261v2639h-14602v7205h1700" svg:viewBox="0 0 14603 9845">
          <text:p/>
        </draw:connector>
        <draw:frame draw:style-name="gr1" draw:text-style-name="P2" draw:layer="layout" svg:width="5.574cm" svg:height="0.8cm" svg:x="16.526cm" svg:y="3.3cm">
          <draw:text-box>
            <text:p text:style-name="P1"><text:span text:style-name="T1">b_h : </text:span><text:span text:style-name="T1">隠れ層のバイアス</text:span></text:p>
          </draw:text-box>
        </draw:frame>
        <draw:frame draw:style-name="gr1" draw:text-style-name="P2" draw:layer="layout" svg:width="4.975cm" svg:height="0.8cm" svg:x="10.826cm" svg:y="15.1cm">
          <draw:text-box>
            <text:p text:style-name="P1"><text:span text:style-name="T1">w_o : </text:span><text:span text:style-name="T1">出力層の重み</text:span></text:p>
          </draw:text-box>
        </draw:frame>
        <draw:frame draw:style-name="gr1" draw:text-style-name="P2" draw:layer="layout" svg:width="5.574cm" svg:height="0.8cm" svg:x="16.527cm" svg:y="15.1cm">
          <draw:text-box>
            <text:p text:style-name="P1"><text:span text:style-name="T1">b_o : </text:span><text:span text:style-name="T1">出力層のバイアス</text:span></text:p>
          </draw:text-box>
        </draw:frame>
        <draw:custom-shape draw:style-name="gr8" draw:text-style-name="P4" draw:layer="layout" svg:width="18.2cm" svg:height="8.5cm" svg:x="8.5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8.2cm" svg:height="8.5cm" svg:x="8.5cm" svg:y="12.9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15.6cm" svg:y="1.7cm">
          <draw:text-box>
            <text:p><text:span text:style-name="T4">隠れ層</text:span></text:p>
          </draw:text-box>
        </draw:frame>
        <draw:frame draw:style-name="gr9" draw:text-style-name="P8" draw:layer="layout" svg:width="3.3cm" svg:height="1cm" svg:x="15.6cm" svg:y="13.3cm">
          <draw:text-box>
            <text:p><text:span text:style-name="T4">出力層</text:span></text:p>
          </draw:text-box>
        </draw:frame>
        <draw:custom-shape draw:style-name="gr10" draw:text-style-name="P4" draw:layer="layout" svg:width="2.5cm" svg:height="8.5cm" svg:x="5.5cm" svg:y="1.4cm">
          <text:p/>
          <draw:enhanced-geometry svg:viewBox="0 0 21600 21600" draw:type="rectangle" draw:enhanced-path="M 0 0 L 21600 0 21600 21600 0 21600 0 0 Z N"/>
        </draw:custom-shape>
        <draw:frame draw:style-name="gr9" draw:text-style-name="P8" draw:layer="layout" svg:width="3.3cm" svg:height="1cm" svg:x="5.6cm" svg:y="1.7cm">
          <draw:text-box>
            <text:p><text:span text:style-name="T4">入力層</text:span></text:p>
          </draw:text-box>
        </draw:frame>
        <draw:frame draw:style-name="gr4" draw:text-style-name="P5" draw:layer="layout" svg:width="0.775cm" svg:height="0.7cm" svg:x="11.225cm" svg:y="30.5cm">
          <draw:text-box>
            <text:p><text:span text:style-name="T2">x</text:span></text:p>
          </draw:text-box>
        </draw:frame>
        <draw:line draw:style-name="gr3" draw:text-style-name="P4" draw:layer="layout" svg:x1="24.1cm" svg:y1="32.8cm" svg:x2="24.1cm" svg:y2="35.8cm">
          <text:p/>
        </draw:line>
        <draw:frame draw:style-name="gr11" draw:text-style-name="P10" draw:layer="layout" svg:width="14.4cm" svg:height="1.736cm" svg:x="14.6cm" svg:y="35.8cm">
          <draw:text-box>
            <text:p text:style-name="P9"><text:span text:style-name="T1">entropy </text:span><text:span text:style-name="T1">=- </text:span><text:span text:style-name="T1">reduce_</text:span><text:span text:style-name="T1">sum( log</text:span><text:span text:style-name="T1">(predict)</text:span><text:span text:style-name="T1">*label_b</text:span><text:span text:style-name="T1">atch_k )</text:span></text:p>
          </draw:text-box>
        </draw:frame>
        <draw:custom-shape draw:style-name="gr6" draw:text-style-name="P7" draw:layer="layout" svg:width="3.8cm" svg:height="3.809cm" svg:x="11.2cm" svg:y="28.9cm">
          <text:p text:style-name="P6"><text:span text:style-name="T3">lo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" draw:layer="layout" svg:width="3.874cm" svg:height="0.874cm" svg:x="16.726cm" svg:y="26.826cm">
          <draw:text-box>
            <text:p><text:span text:style-name="T1">l</text:span><text:span text:style-name="T1">a</text:span><text:span text:style-name="T1">b</text:span><text:span text:style-name="T1">e</text:span><text:span text:style-name="T1">l</text:span><text:span text:style-name="T1">_</text:span><text:span text:style-name="T1">b</text:span><text:span text:style-name="T1">a</text:span><text:span text:style-name="T1">t</text:span><text:span text:style-name="T1">c</text:span><text:span text:style-name="T1">h</text:span><text:span text:style-name="T1">_</text:span><text:span text:style-name="T1">k</text:span></text:p>
          </draw:text-box>
        </draw:frame>
        <draw:line draw:style-name="gr3" draw:text-style-name="P4" draw:layer="layout" svg:x1="18.501cm" svg:y1="27.626cm" svg:x2="18.501cm" svg:y2="28.926cm">
          <text:p/>
        </draw:line>
        <draw:line draw:style-name="gr3" draw:text-style-name="P4" draw:layer="layout" svg:x1="15.001cm" svg:y1="30.926cm" svg:x2="16.801cm" svg:y2="30.926cm">
          <text:p/>
        </draw:line>
        <draw:frame draw:style-name="gr4" draw:text-style-name="P5" draw:layer="layout" svg:width="0.775cm" svg:height="0.7cm" svg:x="16.726cm" svg:y="30.526cm">
          <draw:text-box>
            <text:p><text:span text:style-name="T2">x</text:span></text:p>
          </draw:text-box>
        </draw:frame>
        <draw:frame draw:style-name="gr4" draw:text-style-name="P5" draw:layer="layout" svg:width="0.775cm" svg:height="0.7cm" svg:x="18.101cm" svg:y="28.926cm">
          <draw:text-box>
            <text:p><text:span text:style-name="T2">y</text:span></text:p>
          </draw:text-box>
        </draw:frame>
        <draw:custom-shape draw:style-name="gr6" draw:text-style-name="P7" draw:layer="layout" svg:width="3.8cm" svg:height="3.809cm" svg:x="16.701cm" svg:y="28.926cm">
          <text:p text:style-name="P6"><text:span text:style-name="T3">multip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0.502cm" svg:y1="30.952cm" svg:x2="22.302cm" svg:y2="30.952cm">
          <text:p/>
        </draw:line>
        <draw:frame draw:style-name="gr4" draw:text-style-name="P5" draw:layer="layout" svg:width="0.775cm" svg:height="0.7cm" svg:x="22.227cm" svg:y="30.552cm">
          <draw:text-box>
            <text:p><text:span text:style-name="T2">x</text:span></text:p>
          </draw:text-box>
        </draw:frame>
        <draw:custom-shape draw:style-name="gr6" draw:text-style-name="P12" draw:layer="layout" svg:width="3.8cm" svg:height="3.809cm" svg:x="22.202cm" svg:y="28.952cm">
          <text:p text:style-name="P11"><text:span text:style-name="T5">reduce_su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3" draw:layer="layout" svg:width="1.875cm" svg:height="0.874cm" svg:x="24.125cm" svg:y="32.9cm">
          <draw:text-box>
            <text:p><text:span text:style-name="T6">-1</text:span><text:span text:style-name="T6">かける</text:span></text:p>
          </draw:text-box>
        </draw:frame>
        <draw:connector draw:style-name="gr7" draw:text-style-name="P4" draw:layer="layout" draw:line-skew="-1.33cm -1.15cm" svg:x1="24.102cm" svg:y1="20.949cm" svg:x2="11.2cm" svg:y2="30.793cm" svg:d="M24102 20949v2639h-14602v7205h1700" svg:viewBox="0 0 14603 9845">
          <text:p/>
        </draw:connector>
        <draw:custom-shape draw:style-name="gr8" draw:text-style-name="P4" draw:layer="layout" svg:width="18.2cm" svg:height="8.5cm" svg:x="8.5cm" svg:y="25.2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9.9cm" svg:height="1.1cm" svg:x="13.9cm" svg:y="25.7cm">
          <draw:text-box>
            <text:p><text:span text:style-name="T4">カテゴリカル・クロスエントロピー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ゴシック" svg:font-family="IPAゴシック" style:font-family-generic="swiss" style:font-pitch="variable"/>
    <style:font-face style:name="TakaoPGothic1" svg:font-family="TakaoPGothic" style:font-family-generic="swiss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6-11-19T18:10:25</meta:creation-date>
    <dc:date>2020-10-03T15:17:05.921237135</dc:date>
    <meta:editing-duration>PT59M50S</meta:editing-duration>
    <meta:editing-cycles>35</meta:editing-cycles>
    <meta:generator>LibreOffice/6.4.6.2$Linux_X86_64 LibreOffice_project/40$Build-2</meta:generator>
    <meta:document-statistic meta:object-count="56"/>
  </office:meta>
</office:document-meta>
</file>